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 mensaje arriba, sobre una pared</text:p>
      <text:p text:style-name="Standard">Te hace ruido y sólo quieren desviar tus pies</text:p>
      <text:p text:style-name="Standard">Todo el mundo arriba, salten la pared</text:p>
      <text:p text:style-name="Standard">Llueven piedras y este techo se nos va a caer</text:p>
      <text:p text:style-name="Standard"/>
      <text:p text:style-name="Standard">Vos fijate bien a quién soñás,</text:p>
      <text:p text:style-name="Standard">Pierde el que se queda para no escuchar</text:p>
      <text:p text:style-name="Standard">Y ta un buen rato a bailar,</text:p>
      <text:p text:style-name="Standard">Sacudite el pelo no se va a enredar.</text:p>
      <text:p text:style-name="Standard"/>
      <text:p text:style-name="Standard">Si la lluvia se va de las manos,</text:p>
      <text:p text:style-name="Standard">vos ahí tomatelá.</text:p>
      <text:p text:style-name="Standard">Si se moja el pantalón y el saco,</text:p>
      <text:p text:style-name="Standard">sacateló, sacatel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i Scattini</meta:initial-creator>
    <meta:creation-date>2020-04-12T16:28:56</meta:creation-date>
    <meta:document-statistic meta:table-count="0" meta:image-count="0" meta:object-count="0" meta:page-count="1" meta:paragraph-count="12" meta:word-count="82" meta:character-count="394"/>
    <dc:date>2020-04-15T19:34:49.07</dc:date>
    <dc:creator>Tomi Scattini</dc:creator>
    <meta:editing-duration>P3DT2H50M42S</meta:editing-duration>
    <meta:editing-cycles>1</meta:editing-cycles>
    <meta:generator>OpenOffice/4.1.7$Win32 OpenOffice.org_project/417m1$Build-9800</meta:generator>
  </office:meta>
</office:document-meta>
</file>